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aeca1" officeooo:paragraph-rsid="000aeca1"/>
    </style:style>
    <style:style style:name="P2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e3b36" officeooo:paragraph-rsid="000e3b36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0f72cb" officeooo:paragraph-rsid="000f72cb"/>
    </style:style>
    <style:style style:name="P4" style:family="paragraph" style:parent-style-name="Standard">
      <style:text-properties officeooo:rsid="000aeca1" officeooo:paragraph-rsid="000aeca1"/>
    </style:style>
    <style:style style:name="P5" style:family="paragraph" style:parent-style-name="Standard">
      <style:text-properties officeooo:rsid="0012de99" officeooo:paragraph-rsid="0012de99"/>
    </style:style>
    <style:style style:name="P6" style:family="paragraph" style:parent-style-name="Standard">
      <style:text-properties officeooo:rsid="00138fd3" officeooo:paragraph-rsid="00138fd3"/>
    </style:style>
    <style:style style:name="T1" style:family="text">
      <style:text-properties officeooo:rsid="000e3b36"/>
    </style:style>
    <style:style style:name="T2" style:family="text">
      <style:text-properties officeooo:rsid="00138fd3"/>
    </style:style>
    <style:style style:name="T3" style:family="text">
      <style:text-properties officeooo:rsid="0013c4f6"/>
    </style:style>
    <style:style style:name="T4" style:family="text">
      <style:text-properties officeooo:rsid="0013f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i feita uma escolha de dataset no site: “<text:a xlink:type="simple" xlink:href="https://dados.gov.br/dados/conjuntos-dados/dados_doencas_cronicas_ses" text:style-name="Internet_20_link" text:visited-style-name="Visited_20_Internet_20_Link">https://dados.gov.br/dados/conjuntos-dados/dados_doencas_cronicas_ses</text:a>” <text:line-break/><text:span text:style-name="T1">descreve algo do dataset aqui se necessario….</text:span></text:p>
      <text:p text:style-name="P1"/>
      <text:p text:style-name="P5">Para iniciar o processo, os dados foram inicialmente transferidos do arquivo csv <text:span text:style-name="T2">para uma tabela no banco de dados, para que isso fosse feito fora utilizado a criacao de uma função chamada “criar_tabela_principal”, pois nela irá ser armazenado todos os dados, tenham eles finalidade ou não para o decorrer do processo.</text:span></text:p>
      <text:p text:style-name="P5"/>
      <text:p text:style-name="P6">A diante adentramos na fase 1FN de normalização de dados, <text:span text:style-name="T3">onde </text:span><text:span text:style-name="T4">envolveu a separação das tabelas, usando cr</text:span></text:p>
      <text:p text:style-name="P1"/>
      <text:p text:style-name="P2">Para iniciar o processo, os dados foram inicialmente transferidos do arquivo CSV para uma tabela no banco de dados, a fim de dar início à etapa de normalização. Neste ponto, o processo de normalização da primeira forma normal (1FN) foi iniciado. Nesse contexto específico, a etapa 1FN envolveu principalmente a separação das tabelas, uma vez que a tabela em questão não continha dados atômicos, ou seja, não continha valores indivisíveis ou que pudessem ser desmembrados.</text:p>
      <text:p text:style-name="P3">Ao proceder com a definição de chaves primárias específicas para cada caso em particular, avançamos para a segunda etapa da normalização, conhecida como a Segunda Forma Normal (2FN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1:18:01.461752195</meta:creation-date>
    <dc:date>2023-11-15T20:44:20.350633324</dc:date>
    <meta:editing-duration>PT1H7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88" meta:character-count="1237" meta:non-whitespace-character-count="1053"/>
  </office:meta>
</office:document-meta>
</file>